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 style:font-name-asian="Noto Sans CJK SC Regular" style:font-name-complex="FreeSans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Planilha1" table:style-name="ta1">
        <table:shapes>
          <draw:frame draw:z-index="0" draw:style-name="gr1" draw:text-style-name="P1" svg:width="121.42mm" svg:height="62.44mm" svg:x="201.83mm" svg:y="181.4mm">
            <loext:p draw:notify-on-update-of-ranges="Planilha1.L37:Planilha1.N3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19.22mm" svg:height="62.42mm" svg:x="24.5mm" svg:y="181.42mm">
            <loext:p draw:notify-on-update-of-ranges="Planilha1.F37:Planilha1.I37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20.32mm" svg:height="60.3mm" svg:x="23.13mm" svg:y="42.23mm">
            <loext:p draw:notify-on-update-of-ranges="Planilha1.F5:Planilha1.I5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15.09mm" svg:height="56.31mm" svg:x="198.25mm" svg:y="42.77mm">
            <loext:p draw:notify-on-update-of-ranges="Planilha1.L5:Planilha1.N5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Dados 4 núcleos</text:p>
          </table:table-cell>
          <table:covered-table-cell table:number-columns-repeated="3" table:style-name="ce5"/>
          <table:table-cell table:style-name="ce5"/>
          <table:table-cell table:style-name="ce5" office:value-type="string" calcext:value-type="string">
            <text:p>N1</text:p>
          </table:table-cell>
          <table:table-cell table:style-name="ce5" office:value-type="string" calcext:value-type="string">
            <text:p>N2</text:p>
          </table:table-cell>
          <table:table-cell table:style-name="ce5" office:value-type="string" calcext:value-type="string">
            <text:p>N3</text:p>
          </table:table-cell>
          <table:table-cell table:style-name="ce5" office:value-type="string" calcext:value-type="string">
            <text:p>N4</text:p>
          </table:table-cell>
          <table:table-cell table:style-name="ce5" table:number-columns-repeated="2"/>
          <table:table-cell table:style-name="ce5" office:value-type="string" calcext:value-type="string">
            <text:p>N1/N2</text:p>
          </table:table-cell>
          <table:table-cell table:style-name="ce5" office:value-type="string" calcext:value-type="string">
            <text:p>N1/N3</text:p>
          </table:table-cell>
          <table:table-cell table:style-name="ce5" office:value-type="string" calcext:value-type="string">
            <text:p>N1/N4</text:p>
          </table:table-cell>
          <table:table-cell table:style-name="ce5" table:number-columns-repeated="1010"/>
        </table:table-row>
        <table:table-row table:style-name="ro1">
          <table:table-cell table:style-name="ce2" office:value-type="string" calcext:value-type="string" table:number-columns-spanned="4" table:number-rows-spanned="1">
            <text:p>[2..5000] [4000..10000]</text:p>
          </table:table-cell>
          <table:covered-table-cell table:number-columns-repeated="3" table:style-name="ce2"/>
          <table:table-cell/>
          <table:table-cell office:value-type="float" office:value="0.932" calcext:value-type="float">
            <text:p>0,932</text:p>
          </table:table-cell>
          <table:table-cell office:value-type="float" office:value="0.567" calcext:value-type="float">
            <text:p>0,567</text:p>
          </table:table-cell>
          <table:table-cell office:value-type="float" office:value="0.554" calcext:value-type="float">
            <text:p>0,554</text:p>
          </table:table-cell>
          <table:table-cell office:value-type="float" office:value="0.665" calcext:value-type="float">
            <text:p>0,665</text:p>
          </table:table-cell>
          <table:table-cell table:number-columns-repeated="2"/>
          <table:table-cell table:formula="of:=[.F2]/[.G2]" office:value-type="float" office:value="1.64373897707231" calcext:value-type="float">
            <text:p>1,6437389771</text:p>
          </table:table-cell>
          <table:table-cell table:formula="of:=[.F2]/[.H2]" office:value-type="float" office:value="1.68231046931408" calcext:value-type="float">
            <text:p>1,6823104693</text:p>
          </table:table-cell>
          <table:table-cell table:formula="of:=[.F2]/[.I2]" office:value-type="float" office:value="1.4015037593985" calcext:value-type="float">
            <text:p>1,4015037594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 table:number-columns-spanned="4" table:number-rows-spanned="1">
            <text:p>[1000..5000] [2000..10000]</text:p>
          </table:table-cell>
          <table:covered-table-cell table:number-columns-repeated="3" table:style-name="ce2"/>
          <table:table-cell/>
          <table:table-cell office:value-type="float" office:value="1.399" calcext:value-type="float">
            <text:p>1,399</text:p>
          </table:table-cell>
          <table:table-cell office:value-type="float" office:value="1.13" calcext:value-type="float">
            <text:p>1,13</text:p>
          </table:table-cell>
          <table:table-cell office:value-type="float" office:value="1.109" calcext:value-type="float">
            <text:p>1,109</text:p>
          </table:table-cell>
          <table:table-cell office:value-type="float" office:value="1.231" calcext:value-type="float">
            <text:p>1,231</text:p>
          </table:table-cell>
          <table:table-cell table:number-columns-repeated="2"/>
          <table:table-cell table:formula="of:=[.F3]/[.G3]" office:value-type="float" office:value="1.23805309734513" calcext:value-type="float">
            <text:p>1,2380530973</text:p>
          </table:table-cell>
          <table:table-cell table:formula="of:=[.F3]/[.H3]" office:value-type="float" office:value="1.26149684400361" calcext:value-type="float">
            <text:p>1,261496844</text:p>
          </table:table-cell>
          <table:table-cell table:formula="of:=[.F3]/[.I3]" office:value-type="float" office:value="1.13647441104793" calcext:value-type="float">
            <text:p>1,136474411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 table:number-columns-spanned="4" table:number-rows-spanned="1">
            <text:p><text:s/>[2..50000] [20000..100000]</text:p>
          </table:table-cell>
          <table:covered-table-cell table:number-columns-repeated="3"/>
          <table:table-cell/>
          <table:table-cell office:value-type="float" office:value="157.584" calcext:value-type="float">
            <text:p>157,584</text:p>
          </table:table-cell>
          <table:table-cell office:value-type="float" office:value="76.09" calcext:value-type="float">
            <text:p>76,09</text:p>
          </table:table-cell>
          <table:table-cell office:value-type="float" office:value="78.498" calcext:value-type="float">
            <text:p>78,498</text:p>
          </table:table-cell>
          <table:table-cell office:value-type="float" office:value="86.616" calcext:value-type="float">
            <text:p>86,616</text:p>
          </table:table-cell>
          <table:table-cell table:number-columns-repeated="2"/>
          <table:table-cell table:formula="of:=[.F4]/[.G4]" office:value-type="float" office:value="2.07102115915363" calcext:value-type="float">
            <text:p>2,0710211592</text:p>
          </table:table-cell>
          <table:table-cell table:formula="of:=[.F4]/[.H4]" office:value-type="float" office:value="2.00749063670412" calcext:value-type="float">
            <text:p>2,0074906367</text:p>
          </table:table-cell>
          <table:table-cell table:formula="of:=[.F4]/[.I4]" office:value-type="float" office:value="1.81934053754503" calcext:value-type="float">
            <text:p>1,8193405375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" office:value-type="string" calcext:value-type="string">
            <text:p>Média</text:p>
          </table:table-cell>
          <table:table-cell table:formula="of:=SUM([.F2:.F4])/3" office:value-type="float" office:value="53.305" calcext:value-type="float">
            <text:p>53,305</text:p>
          </table:table-cell>
          <table:table-cell table:formula="of:=SUM([.G2:.G4])/3" office:value-type="float" office:value="25.929" calcext:value-type="float">
            <text:p>25,929</text:p>
          </table:table-cell>
          <table:table-cell table:formula="of:=SUM([.H2:.H4])/3" office:value-type="float" office:value="26.7203333333333" calcext:value-type="float">
            <text:p>26,7203333333</text:p>
          </table:table-cell>
          <table:table-cell table:formula="of:=SUM([.I2:.I4])/3" office:value-type="float" office:value="29.504" calcext:value-type="float">
            <text:p>29,504</text:p>
          </table:table-cell>
          <table:table-cell table:number-columns-repeated="2"/>
          <table:table-cell table:formula="of:=SUM([.L2:.L4])/3" office:value-type="float" office:value="1.65093774452369" calcext:value-type="float">
            <text:p>1,6509377445</text:p>
          </table:table-cell>
          <table:table-cell table:formula="of:=SUM([.M2:.M4])/3" office:value-type="float" office:value="1.65043265000727" calcext:value-type="float">
            <text:p>1,65043265</text:p>
          </table:table-cell>
          <table:table-cell table:formula="of:=SUM([.N2:.N4])/3" office:value-type="float" office:value="1.45243956933048" calcext:value-type="float">
            <text:p>1,4524395693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3" table:number-rows-spanned="1">
            <text:p>Grafico para a Média em cada Thread</text:p>
          </table:table-cell>
          <table:covered-table-cell table:number-columns-repeated="2"/>
          <table:table-cell table:number-columns-repeated="5"/>
          <table:table-cell table:style-name="ce4" office:value-type="string" calcext:value-type="string" table:number-columns-spanned="3" table:number-rows-spanned="1">
            <text:p>Média geral dos SpeedUps</text:p>
          </table:table-cell>
          <table:covered-table-cell table:number-columns-repeated="2"/>
          <table:table-cell table:number-columns-repeated="1011"/>
        </table:table-row>
        <table:table-row table:style-name="ro1">
          <table:table-cell table:number-columns-repeated="10"/>
          <table:table-cell table:style-name="ce2"/>
          <table:table-cell table:number-columns-repeated="1013"/>
        </table:table-row>
        <table:table-row table:style-name="ro1" table:number-rows-repeated="21">
          <table:table-cell table:number-columns-repeated="1024"/>
        </table:table-row>
        <table:table-row table:style-name="ro1">
          <table:table-cell table:style-name="ce3" office:value-type="string" calcext:value-type="string" table:number-columns-spanned="3" table:number-rows-spanned="1">
            <text:p>Dados 2 núcleos</text:p>
          </table:table-cell>
          <table:covered-table-cell table:number-columns-repeated="2" table:style-name="ce5"/>
          <table:table-cell table:style-name="ce5" table:number-columns-repeated="2"/>
          <table:table-cell table:style-name="ce5" office:value-type="string" calcext:value-type="string">
            <text:p>N1</text:p>
          </table:table-cell>
          <table:table-cell table:style-name="ce5" office:value-type="string" calcext:value-type="string">
            <text:p>N2</text:p>
          </table:table-cell>
          <table:table-cell table:style-name="ce5" office:value-type="string" calcext:value-type="string">
            <text:p>N3</text:p>
          </table:table-cell>
          <table:table-cell table:style-name="ce5" office:value-type="string" calcext:value-type="string">
            <text:p>N4</text:p>
          </table:table-cell>
          <table:table-cell table:style-name="ce5" table:number-columns-repeated="2"/>
          <table:table-cell table:style-name="ce5" office:value-type="string" calcext:value-type="string">
            <text:p>N1/N2</text:p>
          </table:table-cell>
          <table:table-cell table:style-name="ce5" office:value-type="string" calcext:value-type="string">
            <text:p>N1/N3</text:p>
          </table:table-cell>
          <table:table-cell table:style-name="ce5" office:value-type="string" calcext:value-type="string">
            <text:p>N1/N4</text:p>
          </table:table-cell>
          <table:table-cell table:style-name="ce5" table:number-columns-repeated="1010"/>
        </table:table-row>
        <table:table-row table:style-name="ro1">
          <table:table-cell table:style-name="ce4" office:value-type="string" calcext:value-type="string" table:number-columns-spanned="4" table:number-rows-spanned="1">
            <text:p>[1000..5000] [2000..10000]</text:p>
          </table:table-cell>
          <table:covered-table-cell table:number-columns-repeated="3"/>
          <table:table-cell/>
          <table:table-cell office:value-type="float" office:value="1.004" calcext:value-type="float">
            <text:p>1,004</text:p>
          </table:table-cell>
          <table:table-cell office:value-type="float" office:value="0.83" calcext:value-type="float">
            <text:p>0,83</text:p>
          </table:table-cell>
          <table:table-cell office:value-type="float" office:value="0.822" calcext:value-type="float">
            <text:p>0,822</text:p>
          </table:table-cell>
          <table:table-cell office:value-type="float" office:value="0.933" calcext:value-type="float">
            <text:p>0,933</text:p>
          </table:table-cell>
          <table:table-cell table:number-columns-repeated="2"/>
          <table:table-cell table:formula="of:=[.F33]/[.G33]" office:value-type="float" office:value="1.20963855421687" calcext:value-type="float">
            <text:p>1,2096385542</text:p>
          </table:table-cell>
          <table:table-cell table:formula="of:=[.F33]/[.H33]" office:value-type="float" office:value="1.22141119221411" calcext:value-type="float">
            <text:p>1,2214111922</text:p>
          </table:table-cell>
          <table:table-cell table:formula="of:=[.F33]/[.I33]" office:value-type="float" office:value="1.07609860664523" calcext:value-type="float">
            <text:p>1,0760986066</text:p>
          </table:table-cell>
          <table:table-cell table:number-columns-repeated="1010"/>
        </table:table-row>
        <table:table-row table:style-name="ro1">
          <table:table-cell table:style-name="ce4" office:value-type="string" calcext:value-type="string" table:number-columns-spanned="4" table:number-rows-spanned="1">
            <text:p>[2..5000] [4000..10000]</text:p>
          </table:table-cell>
          <table:covered-table-cell table:number-columns-repeated="3"/>
          <table:table-cell/>
          <table:table-cell office:value-type="float" office:value="0.897" calcext:value-type="float">
            <text:p>0,897</text:p>
          </table:table-cell>
          <table:table-cell office:value-type="float" office:value="0.482" calcext:value-type="float">
            <text:p>0,482</text:p>
          </table:table-cell>
          <table:table-cell office:value-type="float" office:value="0.516" calcext:value-type="float">
            <text:p>0,516</text:p>
          </table:table-cell>
          <table:table-cell office:value-type="float" office:value="0.526" calcext:value-type="float">
            <text:p>0,526</text:p>
          </table:table-cell>
          <table:table-cell table:number-columns-repeated="2"/>
          <table:table-cell table:formula="of:=[.F34]/[.G34]" office:value-type="float" office:value="1.86099585062241" calcext:value-type="float">
            <text:p>1,8609958506</text:p>
          </table:table-cell>
          <table:table-cell table:formula="of:=[.F34]/[.H34]" office:value-type="float" office:value="1.73837209302326" calcext:value-type="float">
            <text:p>1,738372093</text:p>
          </table:table-cell>
          <table:table-cell table:formula="of:=[.F34]/[.I34]" office:value-type="float" office:value="1.70532319391635" calcext:value-type="float">
            <text:p>1,7053231939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 table:number-columns-spanned="4" table:number-rows-spanned="1">
            <text:p><text:s/>[2..50000] [20000..100000]</text:p>
          </table:table-cell>
          <table:covered-table-cell table:number-columns-repeated="3"/>
          <table:table-cell/>
          <table:table-cell office:value-type="float" office:value="91.713" calcext:value-type="float">
            <text:p>91,713</text:p>
          </table:table-cell>
          <table:table-cell office:value-type="float" office:value="76.09" calcext:value-type="float">
            <text:p>76,09</text:p>
          </table:table-cell>
          <table:table-cell office:value-type="float" office:value="78.498" calcext:value-type="float">
            <text:p>78,498</text:p>
          </table:table-cell>
          <table:table-cell office:value-type="float" office:value="86.616" calcext:value-type="float">
            <text:p>86,616</text:p>
          </table:table-cell>
          <table:table-cell table:number-columns-repeated="2"/>
          <table:table-cell table:formula="of:=[.F35]/[.G35]" office:value-type="float" office:value="1.20532264423709" calcext:value-type="float">
            <text:p>1,2053226442</text:p>
          </table:table-cell>
          <table:table-cell table:formula="of:=[.F35]/[.H35]" office:value-type="float" office:value="1.16834823817167" calcext:value-type="float">
            <text:p>1,1683482382</text:p>
          </table:table-cell>
          <table:table-cell table:formula="of:=[.F35]/[.I35]" office:value-type="float" office:value="1.0588459407038" calcext:value-type="float">
            <text:p>1,058845940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1" office:value-type="string" calcext:value-type="string">
            <text:p>Média</text:p>
          </table:table-cell>
          <table:table-cell table:formula="of:=([.F33]+[.F34]+[.F35])/3" office:value-type="float" office:value="31.2046666666667" calcext:value-type="float">
            <text:p>31,2046666667</text:p>
          </table:table-cell>
          <table:table-cell table:formula="of:=([.G33]+[.G34]+[.G35])/3" office:value-type="float" office:value="25.8006666666667" calcext:value-type="float">
            <text:p>25,8006666667</text:p>
          </table:table-cell>
          <table:table-cell table:formula="of:=([.H33]+[.H34]+[.H35])/3" office:value-type="float" office:value="26.612" calcext:value-type="float">
            <text:p>26,612</text:p>
          </table:table-cell>
          <table:table-cell table:formula="of:=([.I33]+[.I34]+[.I35])/3" office:value-type="float" office:value="29.3583333333333" calcext:value-type="float">
            <text:p>29,3583333333</text:p>
          </table:table-cell>
          <table:table-cell table:number-columns-repeated="2"/>
          <table:table-cell table:formula="of:=([.L33]+[.L34]+[.L35])/3" office:value-type="float" office:value="1.42531901635879" calcext:value-type="float">
            <text:p>1,4253190164</text:p>
          </table:table-cell>
          <table:table-cell table:formula="of:=([.M33]+[.M34]+[.M35])/3" office:value-type="float" office:value="1.37604384113635" calcext:value-type="float">
            <text:p>1,3760438411</text:p>
          </table:table-cell>
          <table:table-cell table:formula="of:=([.N33]+[.N34]+[.N35])/3" office:value-type="float" office:value="1.28008924708846" calcext:value-type="float">
            <text:p>1,2800892471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5" office:value-type="string" calcext:value-type="string" table:number-columns-spanned="3" table:number-rows-spanned="1">
            <text:p>Grafico para a Média em cada Thread</text:p>
          </table:table-cell>
          <table:covered-table-cell table:number-columns-repeated="2"/>
          <table:table-cell table:number-columns-repeated="5"/>
          <table:table-cell table:style-name="ce1" office:value-type="string" calcext:value-type="string" table:number-columns-spanned="3" table:number-rows-spanned="1">
            <text:p>Média geral dos SpeedUps</text:p>
          </table:table-cell>
          <table:covered-table-cell table:number-columns-repeated="2"/>
          <table:table-cell table:number-columns-repeated="10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04">00/00/0000</text:date>, <text:time style:data-style-name="N2" text:time-value="22:42:00.801675824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3T22:42:00.944833461</meta:creation-date>
    <meta:editing-duration>PT29M27S</meta:editing-duration>
    <meta:editing-cycles>3</meta:editing-cycles>
    <meta:generator>LibreOffice/5.1.6.2$Linux_X86_64 LibreOffice_project/10m0$Build-2</meta:generator>
    <dc:date>2017-07-04T00:23:25.368766337</dc:date>
    <meta:document-statistic meta:table-count="1" meta:cell-count="84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2.143cm" svg:height="6.245cm" xlink:href=".." xlink:type="simple" chart:class="chart:line" chart:style-name="ch1">
        <chart:legend chart:legend-position="end" svg:x="9.503cm" svg:y="2.823cm" style:legend-expansion="high" chart:style-name="ch2"/>
        <chart:plot-area chart:style-name="ch3" table:cell-range-address="Planilha1.L37:Planilha1.N37" svg:x="0.347cm" svg:y="0.331cm" svg:width="9.891cm" svg:height="6.25cm">
          <chartooo:coordinate-region svg:x="1.259cm" svg:y="0.53cm" svg:width="8.885cm" svg:height="5.40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Planilha1.L37:Planilha1.N37" chart:class="chart:line"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</table:table-row>
          </table:table-header-rows>
          <table:table-rows>
            <table:table-row>
              <table:table-cell office:value-type="string">
                <text:p>Linha 37</text:p>
                <draw:g>
                  <svg:desc/>
                </draw:g>
              </table:table-cell>
              <table:table-cell office:value-type="float" office:value="1.42531901635879">
                <text:p>1.42531901635879</text:p>
                <draw:g>
                  <svg:desc>Planilha1.L37:Planilha1.N37</svg:desc>
                </draw:g>
              </table:table-cell>
              <table:table-cell office:value-type="float" office:value="1.37604384113635">
                <text:p>1.37604384113635</text:p>
              </table:table-cell>
              <table:table-cell office:value-type="float" office:value="1.28008924708846">
                <text:p>1.2800892470884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vertical="true"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1.923cm" svg:height="6.243cm" xlink:href=".." xlink:type="simple" chart:class="chart:bar" chart:style-name="ch1">
        <chart:legend chart:legend-position="end" svg:x="9.872cm" svg:y="2.822cm" style:legend-expansion="high" chart:style-name="ch2"/>
        <chart:plot-area chart:style-name="ch3" table:cell-range-address="Planilha1.F37:Planilha1.I37" svg:x="-0.161cm" svg:y="0.551cm" svg:width="8.701cm" svg:height="5.927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0.19cm" svg:y="0.551cm" svg:width="8.436cm" svg:height="5.281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axis chart:dimension="z" chart:name="primary-z" chart:style-name="ch4"/>
          <chart:series chart:style-name="ch7" chart:values-cell-range-address="Planilha1.F37:Planilha1.I37" chart:class="chart:bar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</table:table-row>
          </table:table-header-rows>
          <table:table-rows>
            <table:table-row>
              <table:table-cell office:value-type="string">
                <text:p>Linha 37</text:p>
                <draw:g>
                  <svg:desc/>
                </draw:g>
              </table:table-cell>
              <table:table-cell office:value-type="float" office:value="31.2046666666667">
                <text:p>31.2046666666667</text:p>
                <draw:g>
                  <svg:desc>Planilha1.F37:Planilha1.I37</svg:desc>
                </draw:g>
              </table:table-cell>
              <table:table-cell office:value-type="float" office:value="25.8006666666667">
                <text:p>25.8006666666667</text:p>
              </table:table-cell>
              <table:table-cell office:value-type="float" office:value="26.612">
                <text:p>26.612</text:p>
              </table:table-cell>
              <table:table-cell office:value-type="float" office:value="29.3583333333333">
                <text:p>29.358333333333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vertical="true"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2.033cm" svg:height="6.031cm" xlink:href=".." xlink:type="simple" chart:class="chart:bar" chart:style-name="ch1">
        <chart:legend chart:legend-position="end" svg:x="10.167cm" svg:y="2.716cm" style:legend-expansion="high" chart:style-name="ch2"/>
        <chart:plot-area chart:style-name="ch3" table:cell-range-address="Planilha1.F5:Planilha1.I5" svg:x="0.442cm" svg:y="0.273cm" svg:width="9.097cm" svg:height="5.652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0.878cm" svg:y="0.253cm" svg:width="8.661cm" svg:height="5.045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axis chart:dimension="z" chart:name="primary-z" chart:style-name="ch4"/>
          <chart:series chart:style-name="ch7" chart:values-cell-range-address="Planilha1.F5:Planilha1.I5" chart:class="chart:bar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</table:table-row>
          </table:table-header-rows>
          <table:table-rows>
            <table:table-row>
              <table:table-cell office:value-type="string">
                <text:p>Linha 5</text:p>
                <draw:g>
                  <svg:desc/>
                </draw:g>
              </table:table-cell>
              <table:table-cell office:value-type="float" office:value="53.305">
                <text:p>53.305</text:p>
                <draw:g>
                  <svg:desc>Planilha1.F5:Planilha1.I5</svg:desc>
                </draw:g>
              </table:table-cell>
              <table:table-cell office:value-type="float" office:value="25.929">
                <text:p>25.929</text:p>
              </table:table-cell>
              <table:table-cell office:value-type="float" office:value="26.7203333333333">
                <text:p>26.7203333333333</text:p>
              </table:table-cell>
              <table:table-cell office:value-type="float" office:value="29.504">
                <text:p>29.50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1.51cm" svg:height="5.632cm" xlink:href=".." xlink:type="simple" chart:class="chart:line" chart:style-name="ch1">
        <chart:legend chart:legend-position="end" svg:x="9.055cm" svg:y="2.517cm" style:legend-expansion="high" chart:style-name="ch2"/>
        <chart:plot-area chart:style-name="ch3" table:cell-range-address="Planilha1.L5:Planilha1.N5" svg:x="0.23cm" svg:y="0.112cm" svg:width="8.595cm" svg:height="5.408cm">
          <chartooo:coordinate-region svg:x="1.142cm" svg:y="0.312cm" svg:width="7.589cm" svg:height="4.56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Planilha1.L5:Planilha1.N5" chart:class="chart:line"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</table:table-row>
          </table:table-header-rows>
          <table:table-rows>
            <table:table-row>
              <table:table-cell office:value-type="string">
                <text:p>Linha 5</text:p>
                <draw:g>
                  <svg:desc/>
                </draw:g>
              </table:table-cell>
              <table:table-cell office:value-type="float" office:value="1.65093774452369">
                <text:p>1.65093774452369</text:p>
                <draw:g>
                  <svg:desc>Planilha1.L5:Planilha1.N5</svg:desc>
                </draw:g>
              </table:table-cell>
              <table:table-cell office:value-type="float" office:value="1.65043265000727">
                <text:p>1.65043265000727</text:p>
              </table:table-cell>
              <table:table-cell office:value-type="float" office:value="1.45243956933048">
                <text:p>1.4524395693304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